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29d4c" officeooo:paragraph-rsid="00029d4c"/>
    </style:style>
    <style:style style:name="P2" style:family="paragraph" style:parent-style-name="Standard">
      <style:paragraph-properties fo:text-align="center" style:justify-single-word="false"/>
      <style:text-properties officeooo:rsid="00083c4b" officeooo:paragraph-rsid="00029d4c"/>
    </style:style>
    <style:style style:name="P3" style:family="paragraph" style:parent-style-name="Standard" style:list-style-name="L2">
      <style:paragraph-properties fo:text-align="start" style:justify-single-word="false"/>
      <style:text-properties officeooo:rsid="00087a6a" officeooo:paragraph-rsid="00087a6a"/>
    </style:style>
    <style:style style:name="P4" style:family="paragraph" style:parent-style-name="Standard" style:list-style-name="L2">
      <style:paragraph-properties fo:text-align="start" style:justify-single-word="false"/>
      <style:text-properties officeooo:rsid="00088a88" officeooo:paragraph-rsid="00088a88"/>
    </style:style>
    <style:style style:name="P5" style:family="paragraph" style:parent-style-name="Standard" style:list-style-name="L2">
      <style:paragraph-properties fo:text-align="start" style:justify-single-word="false"/>
      <style:text-properties officeooo:rsid="000f3edd" officeooo:paragraph-rsid="000f3edd"/>
    </style:style>
    <style:style style:name="P6" style:family="paragraph" style:parent-style-name="Standard" style:list-style-name="L2">
      <style:paragraph-properties fo:text-align="start" style:justify-single-word="false"/>
      <style:text-properties officeooo:rsid="00176c32" officeooo:paragraph-rsid="00176c32"/>
    </style:style>
    <style:style style:name="P7" style:family="paragraph" style:parent-style-name="Standard" style:list-style-name="L2">
      <style:paragraph-properties fo:text-align="start" style:justify-single-word="false"/>
      <style:text-properties officeooo:rsid="001a5bb8" officeooo:paragraph-rsid="001a5bb8"/>
    </style:style>
    <style:style style:name="P8" style:family="paragraph" style:parent-style-name="Standard" style:list-style-name="L2">
      <style:paragraph-properties fo:text-align="start" style:justify-single-word="false"/>
      <style:text-properties officeooo:rsid="001c23fb" officeooo:paragraph-rsid="001c23fb"/>
    </style:style>
    <style:style style:name="P9" style:family="paragraph" style:parent-style-name="Standard" style:list-style-name="L2">
      <style:paragraph-properties fo:text-align="start" style:justify-single-word="false"/>
      <style:text-properties officeooo:rsid="002210cc" officeooo:paragraph-rsid="002210cc"/>
    </style:style>
    <style:style style:name="P10" style:family="paragraph" style:parent-style-name="Standard" style:list-style-name="L2">
      <style:paragraph-properties fo:text-align="start" style:justify-single-word="false"/>
      <style:text-properties officeooo:rsid="0027e61a" officeooo:paragraph-rsid="0027e61a"/>
    </style:style>
    <style:style style:name="P11" style:family="paragraph" style:parent-style-name="Standard" style:list-style-name="L2">
      <style:paragraph-properties fo:text-align="start" style:justify-single-word="false"/>
      <style:text-properties officeooo:rsid="0028b276" officeooo:paragraph-rsid="0028b276"/>
    </style:style>
    <style:style style:name="P12" style:family="paragraph" style:parent-style-name="Standard" style:list-style-name="L2">
      <style:paragraph-properties fo:text-align="start" style:justify-single-word="false"/>
      <style:text-properties officeooo:rsid="002e4091" officeooo:paragraph-rsid="002e4091"/>
    </style:style>
    <style:style style:name="P13" style:family="paragraph" style:parent-style-name="Standard" style:list-style-name="L2">
      <style:paragraph-properties fo:text-align="start" style:justify-single-word="false"/>
      <style:text-properties officeooo:rsid="00306d6c" officeooo:paragraph-rsid="00306d6c"/>
    </style:style>
    <style:style style:name="P14" style:family="paragraph" style:parent-style-name="Standard" style:list-style-name="L2">
      <style:paragraph-properties fo:text-align="start" style:justify-single-word="false"/>
      <style:text-properties officeooo:rsid="00319dec" officeooo:paragraph-rsid="00319dec"/>
    </style:style>
    <style:style style:name="P15" style:family="paragraph" style:parent-style-name="Standard" style:list-style-name="L2">
      <style:paragraph-properties fo:text-align="start" style:justify-single-word="false"/>
      <style:text-properties officeooo:rsid="003354e4" officeooo:paragraph-rsid="003354e4"/>
    </style:style>
    <style:style style:name="P16" style:family="paragraph" style:parent-style-name="Standard" style:list-style-name="L2">
      <style:paragraph-properties fo:text-align="start" style:justify-single-word="false"/>
      <style:text-properties officeooo:rsid="00352e10" officeooo:paragraph-rsid="00352e10"/>
    </style:style>
    <style:style style:name="P17" style:family="paragraph" style:parent-style-name="Standard" style:list-style-name="L2">
      <style:paragraph-properties fo:text-align="start" style:justify-single-word="false"/>
      <style:text-properties officeooo:rsid="00356b66" officeooo:paragraph-rsid="00356b66"/>
    </style:style>
    <style:style style:name="P18" style:family="paragraph" style:parent-style-name="Standard" style:list-style-name="L2">
      <style:paragraph-properties fo:text-align="start" style:justify-single-word="false"/>
      <style:text-properties officeooo:rsid="00370159" officeooo:paragraph-rsid="00370159"/>
    </style:style>
    <style:style style:name="P19" style:family="paragraph" style:parent-style-name="Standard" style:list-style-name="L2">
      <style:paragraph-properties fo:text-align="start" style:justify-single-word="false"/>
      <style:text-properties officeooo:rsid="0037f465" officeooo:paragraph-rsid="0037f465"/>
    </style:style>
    <style:style style:name="P20" style:family="paragraph" style:parent-style-name="Standard" style:list-style-name="L2">
      <style:paragraph-properties fo:text-align="start" style:justify-single-word="false"/>
      <style:text-properties officeooo:rsid="0039c748" officeooo:paragraph-rsid="0039c748"/>
    </style:style>
    <style:style style:name="P21" style:family="paragraph" style:parent-style-name="Standard" style:list-style-name="L2">
      <style:paragraph-properties fo:text-align="start" style:justify-single-word="false"/>
      <style:text-properties officeooo:rsid="003b6389" officeooo:paragraph-rsid="003b6389"/>
    </style:style>
    <style:style style:name="P22" style:family="paragraph" style:parent-style-name="Standard" style:list-style-name="L2">
      <style:paragraph-properties fo:text-align="start" style:justify-single-word="false"/>
      <style:text-properties officeooo:rsid="003c9820" officeooo:paragraph-rsid="003c9820"/>
    </style:style>
    <style:style style:name="P23" style:family="paragraph" style:parent-style-name="Standard" style:list-style-name="L2">
      <style:paragraph-properties fo:text-align="start" style:justify-single-word="false"/>
      <style:text-properties officeooo:rsid="003ee286" officeooo:paragraph-rsid="003ee286"/>
    </style:style>
    <style:style style:name="P24" style:family="paragraph" style:parent-style-name="Standard" style:list-style-name="L2">
      <style:paragraph-properties fo:text-align="start" style:justify-single-word="false"/>
      <style:text-properties officeooo:rsid="003ee286" officeooo:paragraph-rsid="0042b284"/>
    </style:style>
    <style:style style:name="P25" style:family="paragraph" style:parent-style-name="Standard" style:list-style-name="L2">
      <style:paragraph-properties fo:text-align="start" style:justify-single-word="false"/>
      <style:text-properties officeooo:rsid="00417841" officeooo:paragraph-rsid="00417841"/>
    </style:style>
    <style:style style:name="P26" style:family="paragraph" style:parent-style-name="Standard" style:list-style-name="L2">
      <style:paragraph-properties fo:text-align="start" style:justify-single-word="false"/>
      <style:text-properties officeooo:rsid="00451b9e" officeooo:paragraph-rsid="00451b9e"/>
    </style:style>
    <style:style style:name="P27" style:family="paragraph" style:parent-style-name="Standard" style:list-style-name="L2">
      <style:paragraph-properties fo:text-align="start" style:justify-single-word="false"/>
      <style:text-properties officeooo:rsid="00464574" officeooo:paragraph-rsid="00464574"/>
    </style:style>
    <style:style style:name="P28" style:family="paragraph" style:parent-style-name="Standard" style:list-style-name="L2">
      <style:paragraph-properties fo:text-align="start" style:justify-single-word="false"/>
      <style:text-properties officeooo:rsid="0048a32d" officeooo:paragraph-rsid="0048a32d"/>
    </style:style>
    <style:style style:name="P29" style:family="paragraph" style:parent-style-name="Standard" style:list-style-name="L2">
      <style:paragraph-properties fo:text-align="start" style:justify-single-word="false"/>
      <style:text-properties officeooo:rsid="0049353e" officeooo:paragraph-rsid="0049353e"/>
    </style:style>
    <style:style style:name="P30" style:family="paragraph" style:parent-style-name="Standard" style:list-style-name="L2">
      <style:paragraph-properties fo:text-align="start" style:justify-single-word="false"/>
      <style:text-properties officeooo:rsid="004aa2b0" officeooo:paragraph-rsid="004aa2b0"/>
    </style:style>
    <style:style style:name="P31" style:family="paragraph" style:parent-style-name="Standard" style:list-style-name="L2">
      <style:paragraph-properties fo:text-align="start" style:justify-single-word="false"/>
      <style:text-properties officeooo:rsid="004c7532" officeooo:paragraph-rsid="004c7532"/>
    </style:style>
    <style:style style:name="P32" style:family="paragraph" style:parent-style-name="Standard" style:list-style-name="L2">
      <style:paragraph-properties fo:text-align="start" style:justify-single-word="false"/>
      <style:text-properties officeooo:rsid="004d16b5" officeooo:paragraph-rsid="004d16b5"/>
    </style:style>
    <style:style style:name="P33" style:family="paragraph" style:parent-style-name="Standard" style:list-style-name="L2">
      <style:paragraph-properties fo:text-align="start" style:justify-single-word="false"/>
      <style:text-properties officeooo:rsid="00511944" officeooo:paragraph-rsid="00511944"/>
    </style:style>
    <style:style style:name="P34" style:family="paragraph" style:parent-style-name="Standard" style:list-style-name="L2">
      <style:paragraph-properties fo:text-align="start" style:justify-single-word="false"/>
      <style:text-properties officeooo:rsid="005149d4" officeooo:paragraph-rsid="005149d4"/>
    </style:style>
    <style:style style:name="P35" style:family="paragraph" style:parent-style-name="Standard" style:list-style-name="L2">
      <style:paragraph-properties fo:text-align="start" style:justify-single-word="false"/>
      <style:text-properties officeooo:rsid="005303c5" officeooo:paragraph-rsid="005303c5"/>
    </style:style>
    <style:style style:name="P36" style:family="paragraph" style:parent-style-name="Standard" style:list-style-name="L2">
      <style:paragraph-properties fo:text-align="start" style:justify-single-word="false"/>
      <style:text-properties officeooo:rsid="00551492" officeooo:paragraph-rsid="00551492"/>
    </style:style>
    <style:style style:name="P37" style:family="paragraph" style:parent-style-name="Standard" style:list-style-name="L2">
      <style:paragraph-properties fo:text-align="start" style:justify-single-word="false"/>
      <style:text-properties officeooo:rsid="005760e5" officeooo:paragraph-rsid="005760e5"/>
    </style:style>
    <style:style style:name="P38" style:family="paragraph" style:parent-style-name="Standard">
      <style:paragraph-properties fo:text-align="start" style:justify-single-word="false"/>
      <style:text-properties officeooo:rsid="005e6e94" officeooo:paragraph-rsid="0048a32d"/>
    </style:style>
    <style:style style:name="P39" style:family="paragraph" style:parent-style-name="Standard" style:list-style-name="L2">
      <style:paragraph-properties fo:text-align="start" style:justify-single-word="false"/>
      <style:text-properties officeooo:rsid="005ed955" officeooo:paragraph-rsid="005ed955"/>
    </style:style>
    <style:style style:name="P40" style:family="paragraph" style:parent-style-name="Standard" style:list-style-name="L2">
      <style:paragraph-properties fo:text-align="start" style:justify-single-word="false"/>
      <style:text-properties officeooo:rsid="0060cddb" officeooo:paragraph-rsid="0060cddb"/>
    </style:style>
    <style:style style:name="T1" style:family="text">
      <style:text-properties officeooo:rsid="0009ca7a"/>
    </style:style>
    <style:style style:name="T2" style:family="text">
      <style:text-properties officeooo:rsid="0011715d"/>
    </style:style>
    <style:style style:name="T3" style:family="text">
      <style:text-properties officeooo:rsid="001e719a"/>
    </style:style>
    <style:style style:name="T4" style:family="text">
      <style:text-properties officeooo:rsid="001e973d"/>
    </style:style>
    <style:style style:name="T5" style:family="text">
      <style:text-properties officeooo:rsid="002bb05e"/>
    </style:style>
    <style:style style:name="T6" style:family="text">
      <style:text-properties officeooo:rsid="00335410"/>
    </style:style>
    <style:style style:name="T7" style:family="text">
      <style:text-properties officeooo:rsid="0033c71d"/>
    </style:style>
    <style:style style:name="T8" style:family="text">
      <style:text-properties officeooo:rsid="004640af"/>
    </style:style>
    <style:style style:name="T9" style:family="text">
      <style:text-properties officeooo:rsid="0048c472"/>
    </style:style>
    <style:style style:name="T10" style:family="text">
      <style:text-properties officeooo:rsid="004aa2b0"/>
    </style:style>
    <style:style style:name="T11" style:family="text">
      <style:text-properties officeooo:rsid="004df69b"/>
    </style:style>
    <style:style style:name="T12" style:family="text">
      <style:text-properties officeooo:rsid="004f6ca5"/>
    </style:style>
    <style:style style:name="T13" style:family="text">
      <style:text-properties officeooo:rsid="0051970b"/>
    </style:style>
    <style:style style:name="T14" style:family="text">
      <style:text-properties officeooo:rsid="00551492"/>
    </style:style>
    <style:style style:name="T15" style:family="text">
      <style:text-properties officeooo:rsid="005e6e94"/>
    </style:style>
    <style:style style:name="T16" style:family="text">
      <style:text-properties officeooo:rsid="0062630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cepts of Computer Systems – Lecture #7</text:p>
      <text:p text:style-name="P2"/>
      <text:list xml:id="list1212245953" text:style-name="L2">
        <text:list-item>
          <text:p text:style-name="P3">In C</text:p>
          <text:list>
            <text:list-item>
              <text:p text:style-name="P3">char c[81]</text:p>
            </text:list-item>
            <text:list-item>
              <text:p text:style-name="P4">int* x = (int*)&amp;(c+1);</text:p>
            </text:list-item>
            <text:list-item>
              <text:p text:style-name="P4">*<text:span text:style-name="T1">x = 3;</text:span></text:p>
            </text:list-item>
            <text:list-item>
              <text:p text:style-name="P5">*x points to an unaligned <text:span text:style-name="T2">memory address </text:span></text:p>
            </text:list-item>
          </text:list>
        </text:list-item>
        <text:list-item>
          <text:p text:style-name="P6">Our simulator will not supported unaligned memory access </text:p>
          <text:list>
            <text:list-item>
              <text:p text:style-name="P7">We’ll use this for our MIPS code </text:p>
            </text:list-item>
          </text:list>
        </text:list-item>
        <text:list-item>
          <text:p text:style-name="P8">In C</text:p>
          <text:list>
            <text:list-item>
              <text:p text:style-name="P8"><text:span text:style-name="T3">char (8-bit) &lt;= short &lt;= </text:span>int <text:span text:style-name="T4">&lt;= long</text:span></text:p>
              <text:list>
                <text:list-item>
                  <text:p text:style-name="P9">Did this so that it’s hardware and implementation specific </text:p>
                </text:list-item>
                <text:list-item>
                  <text:p text:style-name="P10">int length = length of “word”</text:p>
                  <text:list>
                    <text:list-item>
                      <text:p text:style-name="P11">Most efficient data amount <text:span text:style-name="T5">(bus width)</text:span></text:p>
                    </text:list-item>
                    <text:list-item>
                      <text:p text:style-name="P12">In MIPS, 4 bytes (32 bits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3">Address Mode (AM)</text:p>
          <text:list>
            <text:list-item>
              <text:p text:style-name="P14">Mathematical function CPU performs to <text:span text:style-name="T6">generate a location in memory where your data is </text:span></text:p>
              <text:list>
                <text:list-item>
                  <text:p text:style-name="P15">Effective address <text:span text:style-name="T7">(EA)</text:span></text:p>
                </text:list-item>
                <text:list-item>
                  <text:p text:style-name="P16">Pointers </text:p>
                  <text:list>
                    <text:list-item>
                      <text:p text:style-name="P17">Uses a variable with the effective address </text:p>
                    </text:list-item>
                    <text:list-item>
                      <text:p text:style-name="P18">In MIPS, indirect access mode </text:p>
                    </text:list-item>
                  </text:list>
                </text:list-item>
                <text:list-item>
                  <text:p text:style-name="P19">Global variables </text:p>
                  <text:list>
                    <text:list-item>
                      <text:p text:style-name="P20">Constant contains the EA</text:p>
                    </text:list-item>
                    <text:list-item>
                      <text:p text:style-name="P20">In MIPS, absolute address mode </text:p>
                    </text:list-item>
                  </text:list>
                </text:list-item>
                <text:list-item>
                  <text:p text:style-name="P21">Arrays</text:p>
                  <text:list>
                    <text:list-item>
                      <text:p text:style-name="P21">Indexed </text:p>
                    </text:list-item>
                    <text:list-item>
                      <text:p text:style-name="P22">Var – base</text:p>
                    </text:list-item>
                    <text:list-item>
                      <text:p text:style-name="P22">Var – index </text:p>
                    </text:list-item>
                    <text:list-item>
                      <text:p text:style-name="P22">len </text:p>
                    </text:list-item>
                  </text:list>
                </text:list-item>
                <text:list-item>
                  <text:p text:style-name="P23">Struct </text:p>
                  <text:list>
                    <text:list-item>
                      <text:p text:style-name="P24">Displacement</text:p>
                    </text:list-item>
                    <text:list-item>
                      <text:p text:style-name="P23">Var – base</text:p>
                    </text:list-item>
                    <text:list-item>
                      <text:p text:style-name="P23">Const – offset </text:p>
                    </text:list-item>
                  </text:list>
                </text:list-item>
              </text:list>
            </text:list-item>
            <text:list-item>
              <text:p text:style-name="P25">With pointer access mode, we can do all the other ones </text:p>
              <text:list>
                <text:list-item>
                  <text:p text:style-name="P26">In MIPS, we are given <text:span text:style-name="T8">displacement mode </text:span></text:p>
                  <text:list>
                    <text:list-item>
                      <text:p text:style-name="P27">We can just set const to 0 to simulate a pointer 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8">Load instructions</text:p>
          <text:list>
            <text:list-item>
              <text:p text:style-name="P28">Reads from memory and stores result in register</text:p>
              <text:list>
                <text:list-item>
                  <text:p text:style-name="P37">If negative, we write in as negative regardless of data <text:span text:style-name="T15">amount</text:span></text:p>
                  <text:list>
                    <text:list-item>
                      <text:p text:style-name="P40">Use lhu and lbu for unsigned</text:p>
                    </text:list-item>
                  </text:list>
                </text:list-item>
              </text:list>
            </text:list-item>
            <text:list-item>
              <text:p text:style-name="P29">lw (word)</text:p>
              <text:list>
                <text:list-item>
                  <text:p text:style-name="P31">lw rt, imm (rs)</text:p>
                  <text:list>
                    <text:list-item>
                      <text:p text:style-name="P32">Read 32 bits from add<text:span text:style-name="T11">ress</text:span> rs+imm →<text:span text:style-name="T12"> store in rt</text:span></text:p>
                    </text:list-item>
                  </text:list>
                </text:list-item>
              </text:list>
            </text:list-item>
            <text:list-item>
              <text:p text:style-name="P29">lh (half word)</text:p>
              <text:list>
                <text:list-item>
                  <text:p text:style-name="P33">lh rt, imm (rs)</text:p>
                  <text:list>
                    <text:list-item>
                      <text:p text:style-name="P35"><text:span text:style-name="T14">Lowest </text:span>16 bits</text:p>
                    </text:list-item>
                  </text:list>
                </text:list-item>
              </text:list>
            </text:list-item>
            <text:list-item>
              <text:p text:style-name="P29">l<text:span text:style-name="T10">b</text:span> (byte)</text:p>
              <text:list>
                <text:list-item>
                  <text:p text:style-name="P33">lb rt, imm (rs)</text:p>
                  <text:list>
                    <text:list-item>
                      <text:p text:style-name="P35"><text:span text:style-name="T14">Lowest </text:span>8 bits</text:p>
                      <text:p text:style-name="P35"><text:soft-page-break/></text:p>
                    </text:list-item>
                  </text:list>
                </text:list-item>
              </text:list>
            </text:list-item>
            <text:list-item>
              <text:p text:style-name="P39">lhu </text:p>
            </text:list-item>
            <text:list-item>
              <text:p text:style-name="P39">lbu</text:p>
            </text:list-item>
            <text:list-item>
              <text:p text:style-name="P39">These two are for unsigned </text:p>
            </text:list-item>
          </text:list>
        </text:list-item>
      </text:list>
      <text:p text:style-name="P38"/>
      <text:list xml:id="list142104781611847" text:continue-numbering="true" text:style-name="L2">
        <text:list-item>
          <text:p text:style-name="P28">Store instructions</text:p>
          <text:list>
            <text:list-item>
              <text:p text:style-name="P28">Read<text:span text:style-name="T9">s</text:span> from register and stores result in memory <text:s/></text:p>
            </text:list-item>
            <text:list-item>
              <text:p text:style-name="P30">sw (word)</text:p>
              <text:list>
                <text:list-item>
                  <text:p text:style-name="P33">sw rt, imm (rs)</text:p>
                  <text:list>
                    <text:list-item>
                      <text:p text:style-name="P34">Write 32 bit register <text:span text:style-name="T13">from rt</text:span> out to address rs + imm</text:p>
                    </text:list-item>
                  </text:list>
                </text:list-item>
              </text:list>
            </text:list-item>
            <text:list-item>
              <text:p text:style-name="P30">sh (half word)</text:p>
              <text:list>
                <text:list-item>
                  <text:p text:style-name="P33">sh rt, imm (rs)</text:p>
                  <text:list>
                    <text:list-item>
                      <text:p text:style-name="P36">Lowest 16 bits</text:p>
                    </text:list-item>
                  </text:list>
                </text:list-item>
              </text:list>
            </text:list-item>
            <text:list-item>
              <text:p text:style-name="P30">sb (byte) </text:p>
              <text:list>
                <text:list-item>
                  <text:p text:style-name="P33">sb rt, imm (rs)</text:p>
                  <text:list>
                    <text:list-item>
                      <text:p text:style-name="P36">Lowest 8 bits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31T13:25:48.394687291</meta:creation-date>
    <dc:date>2018-01-31T14:21:02.837450407</dc:date>
    <meta:editing-duration>PT53M54S</meta:editing-duration>
    <meta:editing-cycles>77</meta:editing-cycles>
    <meta:generator>LibreOffice/5.4.4.2$Linux_X86_64 LibreOffice_project/40m0$Build-2</meta:generator>
    <meta:document-statistic meta:table-count="0" meta:image-count="0" meta:object-count="0" meta:page-count="2" meta:paragraph-count="63" meta:word-count="340" meta:character-count="1540" meta:non-whitespace-character-count="1296"/>
  </office:meta>
</office:document-meta>
</file>